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norm_dev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0839" calcext:value-type="float">
            <text:p>170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64" calcext:value-type="float">
            <text:p>67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655" calcext:value-type="float">
            <text:p>104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444" calcext:value-type="float">
            <text:p>15944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4491" calcext:value-type="float">
            <text:p>9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823" calcext:value-type="float">
            <text:p>88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476" calcext:value-type="float">
            <text:p>12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1003" calcext:value-type="float">
            <text:p>18100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49279" calcext:value-type="float">
            <text:p>149279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freq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2745" calcext:value-type="float">
            <text:p>302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597" calcext:value-type="float">
            <text:p>28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16" calcext:value-type="float">
            <text:p>11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013" calcext:value-type="float">
            <text:p>400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0096" calcext:value-type="float">
            <text:p>250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649" calcext:value-type="float">
            <text:p>52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065" calcext:value-type="float">
            <text:p>6406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8693" calcext:value-type="float">
            <text:p>278693</text:p>
          </table:table-cell>
        </table:table-row>
      </table:table>
      <table:table table:name="Pivot Table_Sheet1_2" table:style-name="ta1">
        <table:table-column table:style-name="co4" table:default-cell-style-name="Default"/>
        <table:table-column table:style-name="co4" table:number-columns-repeated="3" table:default-cell-style-name="ce12"/>
        <table:table-column table:style-name="co4" table:default-cell-style-name="Default"/>
        <table:table-row table:style-name="ro2">
          <table:table-cell office:value-type="string" calcext:value-type="string">
            <text:p>Filter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Sum - freq</text:p>
          </table:table-cell>
          <table:table-cell table:style-name="ce6" office:value-type="string" calcext:value-type="string">
            <text:p>var</text:p>
          </table:table-cell>
          <table:table-cell table:style-name="ce13" table:number-columns-repeated="2"/>
          <table:table-cell table:style-name="ce23"/>
        </table:table-row>
        <table:table-row table:style-name="ro2">
          <table:table-cell table:style-name="ce2" office:value-type="string" calcext:value-type="string">
            <text:p>mean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302745" calcext:value-type="float">
            <text:p>302745</text:p>
          </table:table-cell>
          <table:table-cell table:style-name="ce15" office:value-type="float" office:value="28597" calcext:value-type="float">
            <text:p>28597</text:p>
          </table:table-cell>
          <table:table-cell table:style-name="ce19" office:value-type="float" office:value="11416" calcext:value-type="float">
            <text:p>11416</text:p>
          </table:table-cell>
          <table:table-cell table:style-name="ce25" office:value-type="float" office:value="342758" calcext:value-type="float">
            <text:p>342758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float" office:value="40013" calcext:value-type="float">
            <text:p>40013</text:p>
          </table:table-cell>
          <table:table-cell table:style-name="ce16" office:value-type="float" office:value="250096" calcext:value-type="float">
            <text:p>250096</text:p>
          </table:table-cell>
          <table:table-cell table:style-name="ce20" office:value-type="float" office:value="52649" calcext:value-type="float">
            <text:p>52649</text:p>
          </table:table-cell>
          <table:table-cell table:style-name="ce26" office:value-type="float" office:value="342758" calcext:value-type="float">
            <text:p>342758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/>
          <table:table-cell table:style-name="ce17" office:value-type="float" office:value="64065" calcext:value-type="float">
            <text:p>64065</text:p>
          </table:table-cell>
          <table:table-cell table:style-name="ce21" office:value-type="float" office:value="278693" calcext:value-type="float">
            <text:p>278693</text:p>
          </table:table-cell>
          <table:table-cell table:style-name="ce27" office:value-type="float" office:value="342758" calcext:value-type="float">
            <text:p>342758</text:p>
          </table:table-cell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1" office:value-type="float" office:value="342758" calcext:value-type="float">
            <text:p>342758</text:p>
          </table:table-cell>
          <table:table-cell table:style-name="ce18" office:value-type="float" office:value="342758" calcext:value-type="float">
            <text:p>342758</text:p>
          </table:table-cell>
          <table:table-cell table:style-name="ce22" office:value-type="float" office:value="342758" calcext:value-type="float">
            <text:p>342758</text:p>
          </table:table-cell>
          <table:table-cell table:style-name="ce28" office:value-type="float" office:value="1028274" calcext:value-type="float">
            <text:p>1028274</text:p>
          </table:table-cell>
        </table:table-row>
        <table:table-row table:style-name="ro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[.B5]/[.$E$8]" office:value-type="percentage" office:value="0.294420553276656" calcext:value-type="percentage">
            <text:p>29.44%</text:p>
          </table:table-cell>
          <table:table-cell table:formula="of:=[.C5]/[.$E$8]" office:value-type="percentage" office:value="0.0278106808107567" calcext:value-type="percentage">
            <text:p>2.78%</text:p>
          </table:table-cell>
          <table:table-cell table:formula="of:=[.D5]/[.$E$8]" office:value-type="percentage" office:value="0.0111020992459208" calcext:value-type="percentage">
            <text:p>1.11%</text:p>
          </table:table-cell>
          <table:table-cell/>
        </table:table-row>
        <table:table-row table:style-name="ro1">
          <table:table-cell/>
          <table:table-cell table:formula="of:=[.B6]/[.$E$8]" office:value-type="percentage" office:value="0.0389127800566775" calcext:value-type="percentage">
            <text:p>3.89%</text:p>
          </table:table-cell>
          <table:table-cell table:formula="of:=[.C6]/[.$E$8]" office:value-type="percentage" office:value="0.243219219779942" calcext:value-type="percentage">
            <text:p>24.32%</text:p>
          </table:table-cell>
          <table:table-cell table:formula="of:=[.D6]/[.$E$8]" office:value-type="percentage" office:value="0.0512013334967139" calcext:value-type="percentage">
            <text:p>5.12%</text:p>
          </table:table-cell>
          <table:table-cell/>
        </table:table-row>
        <table:table-row table:style-name="ro1">
          <table:table-cell/>
          <table:table-cell table:formula="of:=[.B7]/[.$E$8]" office:value-type="percentage" office:value="0" calcext:value-type="percentage">
            <text:p>0.00%</text:p>
          </table:table-cell>
          <table:table-cell table:formula="of:=[.C7]/[.$E$8]" office:value-type="percentage" office:value="0.0623034327426347" calcext:value-type="percentage">
            <text:p>6.23%</text:p>
          </table:table-cell>
          <table:table-cell table:formula="of:=[.D7]/[.$E$8]" office:value-type="percentage" office:value="0.271029900590699" calcext:value-type="percentage">
            <text:p>27.10%</text:p>
          </table:table-cell>
          <table:table-cell/>
        </table:table-row>
      </table:table>
      <table:table table:name="Pivot Table_Sheet1_1" table:style-name="ta1">
        <table:table-column table:style-name="co4" table:default-cell-style-name="Default"/>
        <table:table-column table:style-name="co4" table:number-columns-repeated="3" table:default-cell-style-name="ce30"/>
        <table:table-column table:style-name="co4" table:default-cell-style-name="Default"/>
        <table:table-row table:style-name="ro2">
          <table:table-cell office:value-type="string" calcext:value-type="string">
            <text:p>Filter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Sum - freq</text:p>
          </table:table-cell>
          <table:table-cell table:style-name="ce6" office:value-type="string" calcext:value-type="string">
            <text:p>norm_dev</text:p>
          </table:table-cell>
          <table:table-cell table:style-name="ce13" table:number-columns-repeated="2"/>
          <table:table-cell table:style-name="ce23"/>
        </table:table-row>
        <table:table-row table:style-name="ro2">
          <table:table-cell table:style-name="ce2" office:value-type="string" calcext:value-type="string">
            <text:p>mean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float" office:value="170839" calcext:value-type="float">
            <text:p>170839</text:p>
          </table:table-cell>
          <table:table-cell table:style-name="ce15" office:value-type="float" office:value="67264" calcext:value-type="float">
            <text:p>67264</text:p>
          </table:table-cell>
          <table:table-cell table:style-name="ce19" office:value-type="float" office:value="104655" calcext:value-type="float">
            <text:p>104655</text:p>
          </table:table-cell>
          <table:table-cell table:style-name="ce25" office:value-type="float" office:value="342758" calcext:value-type="float">
            <text:p>342758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9" office:value-type="float" office:value="159444" calcext:value-type="float">
            <text:p>159444</text:p>
          </table:table-cell>
          <table:table-cell table:style-name="ce16" office:value-type="float" office:value="94491" calcext:value-type="float">
            <text:p>94491</text:p>
          </table:table-cell>
          <table:table-cell table:style-name="ce20" office:value-type="float" office:value="88823" calcext:value-type="float">
            <text:p>88823</text:p>
          </table:table-cell>
          <table:table-cell table:style-name="ce26" office:value-type="float" office:value="342758" calcext:value-type="float">
            <text:p>342758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float" office:value="12476" calcext:value-type="float">
            <text:p>12476</text:p>
          </table:table-cell>
          <table:table-cell table:style-name="ce17" office:value-type="float" office:value="181003" calcext:value-type="float">
            <text:p>181003</text:p>
          </table:table-cell>
          <table:table-cell table:style-name="ce21" office:value-type="float" office:value="149279" calcext:value-type="float">
            <text:p>149279</text:p>
          </table:table-cell>
          <table:table-cell table:style-name="ce27" office:value-type="float" office:value="342758" calcext:value-type="float">
            <text:p>342758</text:p>
          </table:table-cell>
        </table:table-row>
        <table:table-row table:style-name="ro2">
          <table:table-cell table:style-name="ce5" office:value-type="string" calcext:value-type="string">
            <text:p>Total Result</text:p>
          </table:table-cell>
          <table:table-cell table:style-name="ce11" office:value-type="float" office:value="342759" calcext:value-type="float">
            <text:p>342759</text:p>
          </table:table-cell>
          <table:table-cell table:style-name="ce18" office:value-type="float" office:value="342758" calcext:value-type="float">
            <text:p>342758</text:p>
          </table:table-cell>
          <table:table-cell table:style-name="ce22" office:value-type="float" office:value="342757" calcext:value-type="float">
            <text:p>342757</text:p>
          </table:table-cell>
          <table:table-cell table:style-name="ce28" office:value-type="float" office:value="1028274" calcext:value-type="float">
            <text:p>1028274</text:p>
          </table:table-cell>
        </table:table-row>
        <table:table-row table:style-name="ro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[.B5]/[.$E$8]" office:value-type="percentage" office:value="0.166141514810255" calcext:value-type="percentage">
            <text:p>16.61%</text:p>
          </table:table-cell>
          <table:table-cell table:formula="of:=[.C5]/[.$E$8]" office:value-type="percentage" office:value="0.0654144712401558" calcext:value-type="percentage">
            <text:p>6.54%</text:p>
          </table:table-cell>
          <table:table-cell table:formula="of:=[.D5]/[.$E$8]" office:value-type="percentage" office:value="0.101777347282923" calcext:value-type="percentage">
            <text:p>10.18%</text:p>
          </table:table-cell>
          <table:table-cell/>
        </table:table-row>
        <table:table-row table:style-name="ro1">
          <table:table-cell/>
          <table:table-cell table:formula="of:=[.B6]/[.$E$8]" office:value-type="percentage" office:value="0.155059838136528" calcext:value-type="percentage">
            <text:p>15.51%</text:p>
          </table:table-cell>
          <table:table-cell table:formula="of:=[.C6]/[.$E$8]" office:value-type="percentage" office:value="0.091892822341127" calcext:value-type="percentage">
            <text:p>9.19%</text:p>
          </table:table-cell>
          <table:table-cell table:formula="of:=[.D6]/[.$E$8]" office:value-type="percentage" office:value="0.0863806728556786" calcext:value-type="percentage">
            <text:p>8.64%</text:p>
          </table:table-cell>
          <table:table-cell/>
        </table:table-row>
        <table:table-row table:style-name="ro1">
          <table:table-cell/>
          <table:table-cell table:formula="of:=[.B7]/[.$E$8]" office:value-type="percentage" office:value="0.0121329528899885" calcext:value-type="percentage">
            <text:p>1.21%</text:p>
          </table:table-cell>
          <table:table-cell table:formula="of:=[.C7]/[.$E$8]" office:value-type="percentage" office:value="0.176026039752051" calcext:value-type="percentage">
            <text:p>17.60%</text:p>
          </table:table-cell>
          <table:table-cell table:formula="of:=[.D7]/[.$E$8]" office:value-type="percentage" office:value="0.145174340691294" calcext:value-type="percentage">
            <text:p>14.52%</text:p>
          </table:table-cell>
          <table:table-cell/>
        </table:table-row>
        <table:table-row table:style-name="ro1"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Pivot Table_Sheet1_1'.A1:'Pivot Table_Sheet1_1'.E8" table:buttons="'Pivot Table_Sheet1_1'.A1 'Pivot Table_Sheet1_1'.A4 'Pivot Table_Sheet1_1'.B3">
          <table:source-cell-range table:cell-range-address="Sheet1.A1:Sheet1.C10"/>
          <table:data-pilot-field table:source-field-name="norm_dev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req" table:orientation="data" table:used-hierarchy="0" table:function="sum">
            <table:data-pilot-level table:show-empty="false">
              <table:data-pilot-members>
                <table:data-pilot-member table:name="12476" table:display="true" table:show-details="true"/>
                <table:data-pilot-member table:name="67264" table:display="true" table:show-details="true"/>
                <table:data-pilot-member table:name="88823" table:display="true" table:show-details="true"/>
                <table:data-pilot-member table:name="94491" table:display="true" table:show-details="true"/>
                <table:data-pilot-member table:name="104655" table:display="true" table:show-details="true"/>
                <table:data-pilot-member table:name="149279" table:display="true" table:show-details="true"/>
                <table:data-pilot-member table:name="159444" table:display="true" table:show-details="true"/>
                <table:data-pilot-member table:name="170839" table:display="true" table:show-details="true"/>
                <table:data-pilot-member table:name="1810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E8" table:buttons="'Pivot Table_Sheet1_2'.A1 'Pivot Table_Sheet1_2'.A4 'Pivot Table_Sheet1_2'.B3">
          <table:source-cell-range table:cell-range-address="Sheet1.A15:Sheet1.C23"/>
          <table:data-pilot-field table:source-field-name="var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req" table:orientation="data" table:used-hierarchy="0" table:function="sum">
            <table:data-pilot-level table:show-empty="false">
              <table:data-pilot-members>
                <table:data-pilot-member table:name="11416" table:display="true" table:show-details="true"/>
                <table:data-pilot-member table:name="28597" table:display="true" table:show-details="true"/>
                <table:data-pilot-member table:name="40013" table:display="true" table:show-details="true"/>
                <table:data-pilot-member table:name="52649" table:display="true" table:show-details="true"/>
                <table:data-pilot-member table:name="64065" table:display="true" table:show-details="true"/>
                <table:data-pilot-member table:name="250096" table:display="true" table:show-details="true"/>
                <table:data-pilot-member table:name="278693" table:display="true" table:show-details="true"/>
                <table:data-pilot-member table:name="3027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16:22:23.092997446</dc:date>
    <meta:generator>LibreOffice/4.1.3.2$Linux_X86_64 LibreOffice_project/410m0$Build-2</meta:generator>
    <meta:editing-duration>P0D</meta:editing-duration>
    <meta:editing-cycles>1</meta:editing-cycles>
    <meta:document-statistic meta:table-count="3" meta:cell-count="130" meta:object-count="0"/>
  </office:meta>
</office:document-meta>
</file>